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aniel DePas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7 May 1851</text:p>
      <text:p text:style-name="P2">Month<text:tab/><text:tab/><text:tab/><text:tab/><text:tab/><text:tab/>May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Photocopy also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London 27 May 1851./</text:p>
      <text:p text:style-name="P2">Revd<text:tab/><text:tab/><text:tab/><text:tab/><text:tab/><text:tab/><text:tab/><text:tab/><text:tab/><text:tab/><text:tab/>“Orphan House”/</text:p>
      <text:p text:style-name="P2">Mr S. Morais<text:tab/><text:tab/><text:tab/><text:tab/><text:tab/><text:tab/><text:tab/><text:tab/><text:tab/><text:tab/><text:tab/>Bevis Marks/</text:p>
      <text:p text:style-name="P2"><text:tab/>Philadelphia/</text:p>
      <text:p text:style-name="P2"><text:span text:style-name="T1">My Dear Sir<text:tab/>Your Letter of the 15</text:span><text:span text:style-name="T2">th</text:span><text:span text:style-name="T1"> April last/ has been laid before the committee of this Institution, and/ I have in their name to offer you their sincere congratulations/ on the success which has attended you and their warmest wishes/ that you may enjoy your office a long series of years in health/ &amp; to the advantage of the community. <text:s/>The committee cannot/ but regret the loss of your services to the Institution, which/ they are happy to say were always discharged in a manner/ most creditable to yourself &amp; to the advantage of the Boys under/ your care. <text:s/>With best wishes/</text:span></text:p>
      <text:p text:style-name="P2"><text:tab/><text:tab/><text:tab/><text:tab/><text:tab/><text:tab/><text:tab/><text:tab/><text:tab/>I am my Dear Sir/</text:p>
      <text:p text:style-name="P2"><text:tab/><text:tab/><text:tab/><text:tab/><text:tab/><text:tab/><text:tab/><text:tab/><text:tab/><text:tab/>Daniel DePass/</text:p>
      <text:p text:style-name="P2"><text:tab/><text:tab/><text:tab/><text:tab/><text:tab/><text:tab/><text:tab/><text:tab/><text:tab/><text:tab/>President/</text:p>
      <text:p text:style-name="P2">[Page 2]</text:p>
      <text:p text:style-name="P2">Revd. S. Morais/</text:p>
      <text:p text:style-name="P2">Minister of the Jewish Congregation/</text:p>
      <text:p text:style-name="P2"><text:span text:style-name="T1"><text:tab/><text:tab/><text:tab/></text:span><text:span text:style-name="T3">Philadelphia</text:span><text:span text:style-name="T4">/</text:span></text:p>
      <text:p text:style-name="P5">f “Pacific”/</text:p>
      <text:p text:style-name="P5"><text:soft-page-break/>Steam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0:44:46</meta:creation-date>
    <dc:date>2012-03-15T11:24:36.79</dc:date>
    <dc:language>en-US</dc:language>
    <meta:editing-cycles>3</meta:editing-cycles>
    <meta:editing-duration>PT00H04M02S</meta:editing-duration>
    <meta:document-statistic meta:table-count="0" meta:image-count="0" meta:object-count="0" meta:page-count="3" meta:paragraph-count="76" meta:word-count="322" meta:character-count="2155"/>
    <dc:creator>Penn Libraries</dc:creator>
    <meta:user-defined meta:name="Info 1"/>
    <meta:user-defined meta:name="Info 2"/>
    <meta:user-defined meta:name="Info 3"/>
    <meta:user-defined meta:name="Info 4"/>
  </office:meta>
</office:document-meta>
</file>